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IUTTPJ+LMRoman10-Regular" svg:font-family="IUTTPJ+LMRoman10-Regular"/>
    <style:font-face style:name="Lohit Hindi1" svg:font-family="'Lohit Hindi'"/>
    <style:font-face style:name="TSOSYW+LMRoman10-Italic" svg:font-family="TSOSYW+LMRoman10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IUTTPJ+LMRoman10-Regular" fo:font-size="10pt" style:font-name-asian="IUTTPJ+LMRoman10-Regular" style:font-size-asian="10pt" style:font-name-complex="IUTTPJ+LMRoman10-Regular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IUTTPJ+LMRoman10-Regular" fo:font-size="10pt" style:font-name-asian="IUTTPJ+LMRoman10-Regular" style:font-size-asian="10pt" style:font-name-complex="IUTTPJ+LMRoman10-Regular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IUTTPJ+LMRoman10-Regular" fo:font-size="11pt" style:font-name-asian="IUTTPJ+LMRoman10-Regular" style:font-size-asian="11pt" style:font-name-complex="IUTTPJ+LMRoman10-Regular" style:font-size-complex="11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IUTTPJ+LMRoman10-Regular" fo:font-size="11pt" fo:font-weight="bold" style:font-name-asian="IUTTPJ+LMRoman10-Regular" style:font-size-asian="11pt" style:font-weight-asian="bold" style:font-name-complex="IUTTPJ+LMRoman10-Regular" style:font-size-complex="11pt" style:font-weight-complex="bold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font-variant="normal" fo:text-transform="none" fo:color="#ff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in" fo:margin-bottom="0in" fo:line-height="135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in" fo:margin-bottom="0in" fo:line-height="114%" style:writing-mode="lr-tb"/>
    </style:style>
    <style:style style:name="P10" style:family="paragraph" style:parent-style-name="Text_20_body">
      <style:paragraph-properties fo:margin-top="0in" fo:margin-bottom="0in" fo:line-height="135%" style:writing-mode="lr-tb"/>
    </style:style>
    <style:style style:name="T1" style:family="text">
      <style:text-properties style:font-name="TSOSYW+LMRoman10-Italic" fo:font-size="11pt" style:font-name-asian="TSOSYW+LMRoman10-Italic" style:font-size-asian="11pt" style:font-name-complex="TSOSYW+LMRoman10-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IUTTPJ+LMRoman10-Regular" fo:font-size="11pt" style:font-name-asian="IUTTPJ+LMRoman10-Regular" style:font-size-asian="11pt" style:font-name-complex="IUTTPJ+LMRoman10-Regular" style:font-size-complex="11pt"/>
    </style:style>
    <style:style style:name="T4" style:family="text">
      <style:text-properties fo:font-weight="normal"/>
    </style:style>
    <style:style style:name="T5" style:family="text">
      <style:text-properties fo:font-variant="normal" fo:text-transform="none" fo:color="#00ff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1" fo:font-size="11.25pt" fo:font-style="normal" style:text-underline-style="solid" style:text-underline-width="auto" style:text-underline-color="font-color" fo:font-weight="normal" style:text-blinking="false" fo:background-color="transparent"/>
    </style:style>
    <style:style style:name="T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rån Akshayas masteruppsats eller tillhörande artikel:</text:p>
      <text:p text:style-name="P3">Athitsos, V. and S. Sclaroff (2003). Estimating 3d hand pose from a cluttered</text:p>
      <text:p text:style-name="P2"><text:span text:style-name="T2">image. In </text:span><text:span text:style-name="T1">Computer Vision and Pattern Recognition, 2003. Proceedings. 2003</text:span></text:p>
      <text:p text:style-name="P2"><text:span text:style-name="T1">IEEE Computer Society Conference on</text:span><text:span text:style-name="T2">, Volume 2, pp. II – 432–9 vol.2.</text:span></text:p>
      <text:p text:style-name="P3"/>
      <text:p text:style-name="P3">Belongie, S., J. Malik, and J. Puzicha (2002). Shape matching and object recog-</text:p>
      <text:p text:style-name="P2"><text:span text:style-name="T2">nition using shape contexts. </text:span><text:span text:style-name="T1">Pattern Analysis and Machine Intelligence, IEEE</text:span></text:p>
      <text:p text:style-name="P2"><text:span text:style-name="T1">Transactions on 24</text:span><text:span text:style-name="T2">(4), 509 –522.</text:span></text:p>
      <text:p text:style-name="P3"/>
      <text:p text:style-name="P3">Dalal, N. and B. Triggs (2005). Histograms of oriented gradients for human de-</text:p>
      <text:p text:style-name="P2"><text:span text:style-name="T2">tection. In </text:span><text:span text:style-name="T1">Computer Vision and Pattern Recognition, 2005. CVPR 2005. IEEE</text:span></text:p>
      <text:p text:style-name="P2"><text:span text:style-name="T1">Computer Society Conference on</text:span><text:span text:style-name="T2">, Volume 1, pp. 886 –893 vol. 1.</text:span></text:p>
      <text:p text:style-name="P3"/>
      <text:p text:style-name="P3">Erol, A., B. Bebis, M. Nicolescu, R. D. Boyle, and X. Twombly (2007). Vision-</text:p>
      <text:p text:style-name="P2"><text:span text:style-name="T2">based hand pose estimation: A review. </text:span><text:span text:style-name="T1">Computer Vision and Image Understand-</text:span></text:p>
      <text:p text:style-name="P2"><text:span text:style-name="T1">ing 108</text:span><text:span text:style-name="T2">(1-2), 52 – 73. Special Issue on Vision for Human-Computer Interaction.</text:span></text:p>
      <text:p text:style-name="P5"><text:span text:style-name="T3">9</text:span></text:p>
      <text:p text:style-name="P1"><text:span text:style-name="T2"/></text:p>
      <text:p text:style-name="P2"><text:span text:style-name="T2">Lowe, D. (2004). Distinctive image features from scale-invariant keypoints. </text:span><text:span text:style-name="T1">Inter-</text:span></text:p>
      <text:p text:style-name="P2"><text:span text:style-name="T1">national Journal of Computer Vision 60</text:span><text:span text:style-name="T2">, 91–110.</text:span></text:p>
      <text:p text:style-name="P3"/>
      <text:p text:style-name="P3">Oikonomidis, I., N. Kyriazis, and A. Argyros (2011). Full dof tracking of a hand</text:p>
      <text:p text:style-name="P3">interacting with an object by modeling occlusions and physical constraints. In</text:p>
      <text:p text:style-name="P2"><text:span text:style-name="T1">Computer Vision (ICCV), 2011 IEEE International Conference on</text:span><text:span text:style-name="T2">, pp. 2088 –</text:span></text:p>
      <text:p text:style-name="P3">2095.</text:p>
      <text:p text:style-name="P3"/>
      <text:p text:style-name="P3">Romero, J., T. Feix, H. Kjellström, and D. Kragic (2010). Spatio-temporal modeling</text:p>
      <text:p text:style-name="P2"><text:span text:style-name="T2">of grasping actions. In </text:span><text:span text:style-name="T1">2010 IEEE/RSJ International Conference on Intelligent</text:span></text:p>
      <text:p text:style-name="P2"><text:span text:style-name="T1">Robots and Systems</text:span><text:span text:style-name="T2">, pp. 2103–2108.</text:span></text:p>
      <text:p text:style-name="P3"/>
      <text:p text:style-name="P3">Romero, J., H. Kjellström, and D. Kragic (2009). Monocular real-time 3d articulated</text:p>
      <text:p text:style-name="P2"><text:span text:style-name="T2">hand pose estimation. In </text:span><text:span text:style-name="T1">Humanoid Robots, 2009. Humanoids 2009. 9th IEEE-</text:span></text:p>
      <text:p text:style-name="P5"><text:span text:style-name="T1">RAS International Conference on</text:span><text:span text:style-name="T3">, pp. 87–92.</text:span></text:p>
      <text:p text:style-name="P6"><text:span text:style-name="T3"/></text:p>
      <text:p text:style-name="Text_20_body">A. Agarwal and B. Triggs. Recovering 3d human pose from monocular</text:p>
      <text:p text:style-name="P9">images. PAMI, 28(1):44–58, 2006.</text:p>
      <text:p text:style-name="Text_20_body"/>
      <text:p text:style-name="Text_20_body">T. E. de Campos and D. W. Murray. Regression-based hand pose</text:p>
      <text:p text:style-name="Text_20_body">estimation from multiple cameras. In CVPR, 2006.</text:p>
      <text:p text:style-name="Text_20_body"/>
      <text:p text:style-name="Text_20_body">M. Andriluka, S. Roth, and B. Schiele. Pictorial structures revisited:</text:p>
      <text:p text:style-name="Text_20_body">People detection and articulated pose estimation. In CVPR, 2009.</text:p>
      <text:p text:style-name="Text_20_body"><text:span text:style-name="T4"><text:line-break/></text:span><text:span text:style-name="T6">Classemerelated:</text:span></text:p>
      <text:p text:style-name="P7">Efficient Object Category Recognition Using Classemes</text:p>
      <text:p text:style-name="P7"/>
      <text:p text:style-name="P7">PICODES: Learning a Compact Code for Novel-Category Recognition</text:p>
      <text:p text:style-name="P8"><text:soft-page-break/></text:p>
      <text:p text:style-name="P8">Meta-Class Features for Large-Scale Object Categorization on a Budget</text:p>
      <text:p text:style-name="Text_20_body"><text:span text:style-name="T9"/></text:p>
      <text:p text:style-name="Text_20_body"><text:span text:style-name="T9">Övriga</text:span></text:p>
      <text:p text:style-name="Text_20_body">3D human posture estimation using the HOG features from monocular image</text:p>
      <text:p text:style-name="P9"><text:a xlink:type="simple" xlink:href="http://ieeexplore.ieee.org/xpl/login.jsp?tp=&amp;arnumber=4761608&amp;url=http%3A%2F%2Fieeexplore.ieee.org%2Fxpls%2Fabs_all.jsp%3Farnumber%3D4761608"><text:span text:style-name="T8">http://ieeexplore.ieee.org/xpl/login.jsp?tp=&amp;arnumber=4761608&amp;url=http%3A%2F%2Fieeexplore.ieee.org%2Fxpls%2Fabs_all.jsp%3Farnumber%3D4761608</text:span></text:a></text:p>
      <text:p text:style-name="Text_20_body"/>
      <text:p text:style-name="Text_20_body">Evaluating Example-based Pose Estimation: Experiments on the HumanEva Sets.</text:p>
      <text:p text:style-name="P9"><text:a xlink:type="simple" xlink:href="http://eprints.eemcs.utwente.nl/11258/"><text:span text:style-name="T8">http://eprints.eemcs.utwente.nl/11258/</text:span></text:a></text:p>
      <text:p text:style-name="Text_20_body"/>
      <text:p text:style-name="Text_20_body">Gesture keyboard with a machine learning requiring only one camera</text:p>
      <text:p text:style-name="P9"><text:a xlink:type="simple" xlink:href="http://dl.acm.org/citation.cfm?id=2160154"><text:span text:style-name="T8">http://dl.acm.org/citation.cfm?id=2160154</text:span></text:a></text:p>
      <text:p text:style-name="Text_20_body"/>
      <text:p text:style-name="Text_20_body">Combining discriminative appearance and segmentation cues for articulated human pose estimation</text:p>
      <text:p text:style-name="P9"><text:a xlink:type="simple" xlink:href="http://ieeexplore.ieee.org/xpl/login.jsp?tp=&amp;arnumber=5457673&amp;url=http%3A%2F%2Fieeexplore.ieee.org%2Fxpls%2Fabs_all.jsp%3Farnumber%3D5457673"><text:span text:style-name="T8">http://ieeexplore.ieee.org/xpl/login.jsp?tp=&amp;arnumber=5457673&amp;url=http%3A%2F%2Fieeexplore.ieee.org%2Fxpls%2Fabs_all.jsp%3Farnumber%3D5457673</text:span></text:a></text:p>
      <text:p text:style-name="Text_20_body"/>
      <text:p text:style-name="Text_20_body">Hand pose estimation using HOG features from RGB-D data</text:p>
      <text:p text:style-name="P9"><text:a xlink:type="simple" xlink:href="http://ieeexplore.ieee.org/xpl/login.jsp?tp=&amp;arnumber=6688985&amp;url=http%3A%2F%2Fieeexplore.ieee.org%2Fxpls%2Fabs_all.jsp%3Farnumber%3D6688985"><text:span text:style-name="T8">http://ieeexplore.ieee.org/xpl/login.jsp?tp=&amp;arnumber=6688985&amp;url=http%3A%2F%2Fieeexplore.ieee.org%2Fxpls%2Fabs_all.jsp%3Farnumber%3D6688985</text:span></text:a></text:p>
      <text:p text:style-name="Text_20_body"/>
      <text:p text:style-name="Text_20_body">An alignment based similarity measure for hand detection in cluttered sign language video</text:p>
      <text:p text:style-name="P9"><text:a xlink:type="simple" xlink:href="http://ieeexplore.ieee.org/xpl/login.jsp?tp=&amp;arnumber=5204266&amp;url=http%3A%2F%2Fieeexplore.ieee.org%2Fxpls%2Fabs_all.jsp%3Farnumber%3D5204266"><text:span text:style-name="T8">http://ieeexplore.ieee.org/xpl/login.jsp?tp=&amp;arnumber=5204266&amp;url=http%3A%2F%2Fieeexplore.ieee.org%2Fxpls%2Fabs_all.jsp%3Farnumber%3D5204266</text:span></text:a></text:p>
      <text:p text:style-name="Text_20_body"/>
      <text:p text:style-name="Text_20_body">Tracking HoG Descriptors for Gesture Recognition</text:p>
      <text:p text:style-name="P9"><text:a xlink:type="simple" xlink:href="http://ieeexplore.ieee.org/xpl/login.jsp?tp=&amp;arnumber=5279581&amp;url=http%3A%2F%2Fieeexplore.ieee.org%2Fxpls%2Fabs_all.jsp%3Farnumber%3D5279581"><text:span text:style-name="T8">http://ieeexplore.ieee.org/xpl/login.jsp?tp=&amp;arnumber=5279581&amp;url=http%3A%2F%2Fieeexplore.ieee.org%2Fxpls%2Fabs_all.jsp%3Farnumber%3D5279581</text:span></text:a></text:p>
      <text:p text:style-name="Text_20_body"/>
      <text:p text:style-name="Text_20_body">A temporal hand gesture recognition system based on hog and motion trajectory</text:p>
      <text:p text:style-name="P9"><text:a xlink:type="simple" xlink:href="http://www.sciencedirect.com/science/article/pii/S0030402613007699"><text:span text:style-name="T8">http://www.sciencedirect.com/science/article/pii/S0030402613007699</text:span></text:a></text:p>
      <text:p text:style-name="Text_20_body"/>
      <text:p text:style-name="Text_20_body">REAL-TIME HAND DETECTION BASED ON MULTI-STAGE HOG-SVM CLASSIFIER</text:p>
      <text:p text:style-name="P9"><text:a xlink:type="simple" xlink:href="http://2013.ieeeicip.org/proc/pdfs/0004108.pdf"><text:span text:style-name="T8">http://2013.ieeeicip.org/proc/pdfs/0004108.pdf</text:span></text:a></text:p>
      <text:p text:style-name="Text_20_body"/>
      <text:p text:style-name="Text_20_body">Human body pose estimation based on histograms of oriented gradients and Relevance Vector Machine</text:p>
      <text:p text:style-name="P9"><text:a xlink:type="simple" xlink:href="http://ieeexplore.ieee.org/xpl/login.jsp?tp=&amp;arnumber=6084189&amp;url=http%3A%2F%2Fieeexplore.ieee.org%2Fxpls%2Fabs_all.jsp%3Farnumber%3D6084189"><text:span text:style-name="T8">http://ieeexplore.ieee.org/xpl/login.jsp?tp=&amp;arnumber=6084189&amp;url=http%3A%2F</text:span></text:a><text:soft-page-break/><text:a xlink:type="simple" xlink:href="http://ieeexplore.ieee.org/xpl/login.jsp?tp=&amp;arnumber=6084189&amp;url=http%3A%2F%2Fieeexplore.ieee.org%2Fxpls%2Fabs_all.jsp%3Farnumber%3D6084189"><text:span text:style-name="T8">%2Fieeexplore.ieee.org%2Fxpls%2Fabs_all.jsp%3Farnumber%3D6084189</text:span></text:a></text:p>
      <text:p text:style-name="P9"><text:span text:style-name="T8"/></text:p>
      <text:p text:style-name="Text_20_body">Non-parametric hand pose estimation with object context</text:p>
      <text:p text:style-name="P9"><text:a xlink:type="simple" xlink:href="http://www.sciencedirect.com/science/article/pii/S0262885613000656"><text:span text:style-name="T8">http://www.sciencedirect.com/science/article/pii/S0262885613000656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IUTTPJ+LMRoman10-Regular" svg:font-family="IUTTPJ+LMRoman10-Regular"/>
    <style:font-face style:name="Lohit Hindi1" svg:font-family="'Lohit Hindi'"/>
    <style:font-face style:name="TSOSYW+LMRoman10-Italic" svg:font-family="TSOSYW+LMRoman10-Italic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</meta:initial-creator>
    <meta:creation-date>2014-02-13T19:18:41</meta:creation-date>
    <dc:date>2014-02-13T19:34:02</dc:date>
    <dc:creator>Patrik </dc:creator>
    <meta:editing-duration>PT10S</meta:editing-duration>
    <meta:editing-cycles>1</meta:editing-cycles>
    <meta:document-statistic meta:table-count="0" meta:image-count="0" meta:object-count="0" meta:page-count="3" meta:paragraph-count="59" meta:word-count="450" meta:character-count="4098" meta:non-whitespace-character-count="3706"/>
    <meta:generator>LibreOffice/3.5$Linux_x86 LibreOffice_project/350m1$Build-2</meta:generator>
  </office:meta>
</office:document-meta>
</file>